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Serif" fo:font-size="10pt" officeooo:rsid="001be563" style:font-size-asian="10pt" style:font-size-complex="10pt"/>
    </style:style>
    <style:style style:name="P2" style:family="paragraph" style:parent-style-name="Standard">
      <style:text-properties style:font-name="Serif" fo:font-size="10pt" officeooo:rsid="001be563" officeooo:paragraph-rsid="001be563" style:font-size-asian="10pt" style:font-size-complex="10pt"/>
    </style:style>
    <style:style style:name="P3" style:family="paragraph" style:parent-style-name="Standard">
      <style:text-properties style:font-name="Serif" fo:font-size="10pt" officeooo:rsid="001c4296" officeooo:paragraph-rsid="001c4296" style:font-size-asian="10pt" style:font-size-complex="10pt"/>
    </style:style>
    <style:style style:name="P4" style:family="paragraph" style:parent-style-name="Standard">
      <style:text-properties style:font-name="Serif" fo:font-size="10pt" officeooo:rsid="001be563" officeooo:paragraph-rsid="001be563" style:font-size-asian="10pt" style:font-size-complex="10pt"/>
    </style:style>
    <style:style style:name="P5" style:family="paragraph" style:parent-style-name="Standard">
      <style:text-properties style:font-name="Serif" fo:font-size="10pt" officeooo:rsid="001be563" officeooo:paragraph-rsid="0033767f" style:font-size-asian="10pt" style:font-size-complex="10pt"/>
    </style:style>
    <style:style style:name="P6" style:family="paragraph" style:parent-style-name="Standard">
      <style:text-properties style:font-name="Serif" fo:font-size="10pt" officeooo:rsid="001be563" officeooo:paragraph-rsid="00394b0f" style:font-size-asian="10pt" style:font-size-complex="10pt"/>
    </style:style>
    <style:style style:name="P7" style:family="paragraph" style:parent-style-name="Standard">
      <style:text-properties style:font-name="Serif" fo:font-size="10pt" officeooo:rsid="001be563" officeooo:paragraph-rsid="003cebf1" style:font-size-asian="10pt" style:font-size-complex="10pt"/>
    </style:style>
    <style:style style:name="P8" style:family="paragraph" style:parent-style-name="Standard">
      <style:text-properties style:font-name="Serif" fo:font-size="10pt" officeooo:rsid="001be563" officeooo:paragraph-rsid="003ea5ac" style:font-size-asian="10pt" style:font-size-complex="10pt"/>
    </style:style>
    <style:style style:name="P9" style:family="paragraph" style:parent-style-name="Standard">
      <style:text-properties style:font-name="Serif" fo:font-size="10pt" officeooo:rsid="001be563" officeooo:paragraph-rsid="00413497" style:font-size-asian="10pt" style:font-size-complex="10pt"/>
    </style:style>
    <style:style style:name="P10" style:family="paragraph" style:parent-style-name="Standard">
      <style:text-properties style:font-name="Serif" fo:font-size="10pt" officeooo:rsid="001be563" officeooo:paragraph-rsid="004de468" style:font-size-asian="10pt" style:font-size-complex="10pt"/>
    </style:style>
    <style:style style:name="P11" style:family="paragraph" style:parent-style-name="Standard">
      <style:text-properties style:font-name="Serif" fo:font-size="10pt" officeooo:rsid="0045e3f0" officeooo:paragraph-rsid="001be563" style:font-size-asian="10pt" style:font-size-complex="10pt"/>
    </style:style>
    <style:style style:name="P12" style:family="paragraph" style:parent-style-name="Standard">
      <style:text-properties style:font-name="Serif" fo:font-size="10pt" officeooo:rsid="001c4296" officeooo:paragraph-rsid="001c4296" style:font-size-asian="10pt" style:font-size-complex="10pt"/>
    </style:style>
    <style:style style:name="P13" style:family="paragraph" style:parent-style-name="Standard">
      <style:text-properties style:font-name="Serif" fo:font-size="10pt" officeooo:rsid="001c4296" officeooo:paragraph-rsid="00485ad3" style:font-size-asian="10pt" style:font-size-complex="10pt"/>
    </style:style>
    <style:style style:name="P14" style:family="paragraph" style:parent-style-name="Standard">
      <style:text-properties style:font-name="Serif" fo:font-size="10pt" officeooo:rsid="001c4296" officeooo:paragraph-rsid="001be563" style:font-size-asian="10pt" style:font-size-complex="10pt"/>
    </style:style>
    <style:style style:name="P15" style:family="paragraph" style:parent-style-name="Standard">
      <style:text-properties style:font-name="Serif" fo:font-size="10pt" officeooo:rsid="001c4296" officeooo:paragraph-rsid="004badaf" style:font-size-asian="10pt" style:font-size-complex="10pt"/>
    </style:style>
    <style:style style:name="P16" style:family="paragraph" style:parent-style-name="Standard">
      <style:text-properties style:font-name="Serif" fo:font-size="10pt" officeooo:rsid="001c4296" officeooo:paragraph-rsid="004de468" style:font-size-asian="10pt" style:font-size-complex="10pt"/>
    </style:style>
    <style:style style:name="P17" style:family="paragraph" style:parent-style-name="Standard">
      <style:text-properties style:font-name="Serif" fo:font-size="10pt" officeooo:rsid="001c4296" officeooo:paragraph-rsid="00504770" style:font-size-asian="10pt" style:font-size-complex="10pt"/>
    </style:style>
    <style:style style:name="P18" style:family="paragraph" style:parent-style-name="Standard">
      <style:text-properties style:font-name="Serif" fo:font-size="10pt" officeooo:rsid="001c4296" officeooo:paragraph-rsid="00545608" style:font-size-asian="10pt" style:font-size-complex="10pt"/>
    </style:style>
    <style:style style:name="P19" style:family="paragraph" style:parent-style-name="Standard">
      <style:text-properties style:font-name="Serif" fo:font-size="10pt" officeooo:rsid="001c4296" officeooo:paragraph-rsid="0058b065" style:font-size-asian="10pt" style:font-size-complex="10pt"/>
    </style:style>
    <style:style style:name="P20" style:family="paragraph" style:parent-style-name="Standard">
      <style:text-properties style:font-name="Serif" fo:font-size="10pt" officeooo:rsid="001c4296" officeooo:paragraph-rsid="005aa62e" style:font-size-asian="10pt" style:font-size-complex="10pt"/>
    </style:style>
    <style:style style:name="T1" style:family="text">
      <style:text-properties officeooo:rsid="002585ef"/>
    </style:style>
    <style:style style:name="T2" style:family="text">
      <style:text-properties officeooo:rsid="005456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ttp://nypost.com/2017/05/28/israels-tech-startups-are-giving-silicon-valley-a-run-for-its-money/</text:p>
      <text:p text:style-name="P1"/>
      <text:p text:style-name="P2">Israel’s answer to Silicon Valley is Silicon Wadi, an area around Tel Aviv on the country’s coastal plain with a heavy concentration of high-tech industries that rivals the San Francisco Bay Area’s cluster of innovative firms.</text:p>
      <text:p text:style-name="P2"/>
      <text:p text:style-name="P5">Israel continues to produce an impressive number of highly successful tech companies for a country with a population of just 9 million people. The Middle Eastern country is sometimes referred to as "Startup Nation" thanks to the sheer number of entrepreneurs building businesses there, particularly in cities like Tel Aviv. </text:p>
      <text:p text:style-name="P5"/>
      <text:p text:style-name="P6">Multinational tech companies like Google, Apple, Facebook, and Microsoft all have research centres in Israel but some of the local companies are arguably more interesting, with many of them specialising in drones, cybersecurity, and autonomous driving technology.</text:p>
      <text:p text:style-name="P2"/>
      <text:p text:style-name="P2">Even as President Trump was meeting with the Israeli political elite on the Jerusalem leg of his first foreign trip, a huge slice of that country’s brain trust was gathered in Midtown Manhattan to explore the reasons behind this tech wave and showcase some of the developments that have enabled this small country to punch above its weight.</text:p>
      <text:p text:style-name="P2"/>
      <text:p text:style-name="P2">One of the more established players in both Silicon Valley and its Middle Eastern rival is Intel Corp., which set up a research and production operation in Israel in 1972. Intel Israel has since grown to the point where it has become Israel’s largest private employer, with more than 10,200 workers on its payroll as of last year.</text:p>
      <text:p text:style-name="P2"/>
      <text:p text:style-name="P2">According to Maxine Fassberg, executive in residence and vice president of Intel Capital, the company exported $3.35 billion of chips and other products from Israel last year, accounting for 1 percent to 2 percent of the country’s GDP.</text:p>
      <text:p text:style-name="P2"/>
      <text:p text:style-name="P2">The bottom line is the people and the quality of the education there.</text:p>
      <text:p text:style-name="P2"/>
      <text:p text:style-name="P2">https://www.timesofisrael.com/in-beijing-netanyahu-looks-to-marry-israels-technology-with-chinas-capacity/</text:p>
      <text:p text:style-name="P2"/>
      <text:p text:style-name="P2">On the second day of Prime Minister Benjamin Netanyahu’s visit <text:span text:style-name="T1">to China</text:span>, Israel and China took further steps to strengthen economic and scientific relations.</text:p>
      <text:p text:style-name="P2"/>
      <text:p text:style-name="P2">Israeli and Chinese ministers and top officials signed 10 bilateral agreements in health, science, education, environmental protection and other areas.</text:p>
      <text:p text:style-name="P2"/>
      <text:p text:style-name="P2">Addressing dozens of Israeli and Chinese government officials, industry leaders, university presidents and private businesspeople, Netanyahu called on Beijing to accelerate the pace of negotiations over an Israel-China free trade agreement, which started exactly one year ago.</text:p>
      <text:p text:style-name="P2"/>
      <text:p text:style-name="P2">Netanyahu said that in today’s world everything is becoming technologized and that therefore all countries need to innovate. He hailed Israel’s startup scene, highlighting Intel’s recent acquisition for $15 billion of Jerusalem-based autonomous driving company Mobileye, adding that Israel is home to 500 additional companies “that do the same thing. A few years ago we had nothing.”</text:p>
      <text:p text:style-name="P2"/>
      <text:p text:style-name="P7">Today, Israel devotes a higher percentage of its G.D.P. to research and development than any other country, and Katz and Bohbot note that roughly 30 percent of Israeli R&amp;D goes toward military technologies. Israel also invests in its human resources, with numerous specialized educational programs designed to bring top talent into the military and to send soldiers back to school. (Katz and Bohbot quote Shimon Peres: “We need to invest in soldiers’ brains, not just their muscles.”)</text:p>
      <text:p text:style-name="P7"/>
      <text:p text:style-name="P8">Israel’s small size, combined with its tradition of universal military service, also helps, by ensuring that there’s rarely more than one degree of separation between military officials, scientists and entrepreneurs; as a result, military needs and challenges are quickly and easily communicated to policy makers, academics and financiers.</text:p>
      <text:p text:style-name="P8"><text:soft-page-break/></text:p>
      <text:p text:style-name="P9">Despite hosting a rich startup ecosystem, Israel is simply too small a country for entrepreneurs seeking to build big companies. As a result, Israeli entrepreneurs need to begin immediately thinking outside of Israel since their primary market is often the U.S. The common approach is to incubate the business locally in Israel with a small development team, prove early product/market fit, and then build a sales and marketing organization abroad, usually in the U.S. In the old model of Israeli startups, many Israeli executive teams would hire a vice president of sales in the U.S. to assist with the local go-to-market approach. More recently, Israeli founders are themselves moving to the U.S. to build the satellite office and to personally oversee the recruitment and management of American executives who can lead the sales and marketing efforts.</text:p>
      <text:p text:style-name="P9"/>
      <text:p text:style-name="P9">However, waiting to move to the U.S. until the late-stage go-to-market phase may be too late. All of the risks inherent in launching a startup are exacerbated by the geographic distance between Israel and the U.S. Hiring talent and gathering customer feedback are even harder when teams are so physically far apart, and this separation can make it harder to build culture, forge partnerships, and raise capital.</text:p>
      <text:p text:style-name="P9"/>
      <text:p text:style-name="P17">That explains why IBM, Google, Microsoft, EMC, Intel, General Electric, eBay, Cisco, and other giants all have major research centers in Israel, where more than 230,000 people are employed in high-tech fields. In the past two years, Israeli companies specializing in mobile computing, cybersecurity, and data storage have been snapped up for ever-increasing sums, culminating in the June acquisition of the mapping app Waze by Google for more than $1 billion.</text:p>
      <text:p text:style-name="P17"/>
      <text:p text:style-name="P13">Each year, Israel’s military puts thousands of teenagers through technical courses, melds them into ready-made teams, and then graduates them into a country that attracts more venture capital investment per person than any in the world. The result, according to the 2009 book Start-Up Nation, is an “economic miracle” that’s seen high-tech exports balloon to $25 billion per year, about a quarter of Israel’s exports.</text:p>
      <text:p text:style-name="P13"/>
      <text:p text:style-name="P16">Another factor boosting Israel’s startup scene is the low cost of college, about $3,000 a year. Students typically emerge from military service and university with no debt, which allows many to take a year off to pursue their dreams.</text:p>
      <text:p text:style-name="P16"/>
      <text:p text:style-name="P19">At its core, the authors write that Israel was forced into the situation given that Israel has no natural resources. It was forced to use human capital and ingenuity as its main resource. The primary question the book attempts to answer is how did Israel develop so many cutting-edge products, often years before the US and other countries. They answer that there’s no single characteristic, rather several factors; all of which they detail.</text:p>
      <text:p text:style-name="P19"/>
      <text:p text:style-name="P19">Beyond that, Israel has made numerous long-term strategic decisions that created an environment to be a world’s leader in arms developments. Several factors the authors note is that despite its small size, Israel invests more than any other country in research and development, roughly 4.5% of its GDP.</text:p>
      <text:p text:style-name="P19"/>
      <text:p text:style-name="P19">Perhaps one of the most striking factors they detail is an overall lack of hierarchy and informality within the military. It’s that absence of hierarchy which the authors feel can spur innovation. In the US, the notion of a corporal arguing with a 3-star general is an anathema. In Israel, they note, it’s acceptable and encouraged behavior.</text:p>
      <text:p text:style-name="P19"/>
      <text:p text:style-name="P19">Another striking factor is how the Israeli military and commercial sectors are tightly coupled. In the US, a significant impediment for veterans is the transition out of the military. While there are programs that encourage the hiring of veterans, the reality is that many vets struggle to make that transition. In Israel, the transition is seamless and encouraged. High-tech and engineering firms vie for talent coming out of the military.</text:p>
      <text:p text:style-name="P19"/>
      <text:p text:style-name="P20">Israel is a country that is rarely imitated and can be never be duplicated. Nonetheless, there’s countless lessons that every country should learn from Israel and do their best to copy them. </text:p>
      <text:p text:style-name="P20"/>
      <text:p text:style-name="P20"/>
      <text:p text:style-name="P20"/>
      <text:p text:style-name="P20"><text:soft-page-break/>Israel attracts about 15% of the world’s venture-capital investment in cyber-security. It is part of Israel’s booming “startup-nation” economy, the most dynamic innovation ecosystem outside America. Direct flights now connect San Francisco to Tel Aviv. Other high-tech areas look promising, too, among them agricultural and water technology (building on Israel’s expertise in desert farming), digital health services and financial technology.</text:p>
      <text:p text:style-name="P20"/>
      <text:p text:style-name="P20">All this marks a remarkable change from the 1980s, when Israel was on the brink of financial collapse. Its near-defeat in the Yom Kippur war had caused it to push defence spending to an extraordinary 30% of GDP in 1975. By 1984 public debt had reached nearly 300% of GDP and hyperinflation peaked at 450% a year.</text:p>
      <text:p text:style-name="P20"/>
      <text:p text:style-name="P20"/>
      <text:p text:style-name="P20">In the past decade the economy has grown at about 4% a year. The unemployment rate is 4.3%, a record low. The labour-force participation rate has risen. A country with few natural resources plans to export gas to Europe from its offshore fields, and is selling water to Jordan as water desalination gathers pace. Public debt has come down to 62% of GDP, the current account is in surplus and foreign-currency reserves are high. All significant transactions were once reckoned in dollars; the worry now is the strength of the shekel, which has appreciated by 13% against a basket of currencies in two years. The central bank periodically intervenes in foreign-exchange markets to hammer it down.</text:p>
      <text:p text:style-name="P20"/>
      <text:p text:style-name="P20">Israel has not had a recession (defined as two consecutive quarters of falling output) since the height of the second intifada. The Israeli economy “is inoculated to a large extent” from wars in Gaza and Lebanon, says Eugene Kandel, a former economic adviser to the government and director of Startup Nation Central, a non-profit group that links global firms with local startups.</text:p>
      <text:p text:style-name="P20"/>
      <text:p text:style-name="P20">The economic disparities are striking. With GDP per person at $35,700 a year in 2015, Israel’s standard of living is much the same as France’s. For the West Bank the figure stands at $3,700, akin to Egypt’s; for Gaza it is about $1,700, similar to Congo-Brazzaville’s. In real terms, Gazans are about 25% poorer today than they were at the time of the Oslo accords.</text:p>
      <text:p text:style-name="P20"/>
      <text:p text:style-name="P19"/>
      <text:p text:style-name="P19"/>
      <text:p text:style-name="P10"/>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rif" svg:font-family="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7:02:36.587852324</meta:creation-date>
    <dc:date>2017-09-05T21:15:34.312293228</dc:date>
    <meta:editing-duration>PT3H52M28S</meta:editing-duration>
    <meta:editing-cycles>23</meta:editing-cycles>
    <meta:generator>LibreOffice/5.3.5.2$Linux_X86_64 LibreOffice_project/30$Build-2</meta:generator>
    <meta:document-statistic meta:table-count="0" meta:image-count="0" meta:object-count="0" meta:page-count="3" meta:paragraph-count="30" meta:word-count="1573" meta:character-count="10062" meta:non-whitespace-character-count="8517"/>
  </office:meta>
</office:document-meta>
</file>